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1622C6289435A01DD52.png" manifest:media-type="image/png"/>
  <manifest:file-entry manifest:full-path="Pictures/10000000000002480000015F9983C9FDAC9499B7.jpg" manifest:media-type="image/jpe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66ff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0000" fo:font-size="28pt" fo:font-style="normal" style:text-underline-style="none" fo:font-weight="bold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5.938cm" svg:height="1.356cm" svg:x="19.805cm" svg:y="0.467cm">
          <draw:text-box>
            <text:p><text:span text:style-name="T1">Many cores</text:span></text:p>
          </draw:text-box>
        </draw:frame>
        <draw:frame draw:style-name="gr2" draw:text-style-name="P2" draw:layer="layout" svg:width="6.277cm" svg:height="3.773cm" svg:x="19.905cm" svg:y="3.35cm">
          <draw:image xlink:href="Pictures/10000000000002480000015F9983C9FDAC9499B7.jpg" xlink:type="simple" xlink:show="embed" xlink:actuate="onLoad">
            <text:p/>
          </draw:image>
        </draw:frame>
        <draw:frame draw:style-name="gr2" draw:text-style-name="P2" draw:layer="layout" svg:width="12.816cm" svg:height="5.992cm" svg:x="14.178cm" svg:y="8.308cm">
          <draw:image xlink:href="Pictures/10000201000002F5000001622C6289435A01DD52.png" xlink:type="simple" xlink:show="embed" xlink:actuate="onLoad">
            <text:p/>
          </draw:image>
        </draw:frame>
        <draw:line draw:style-name="gr3" draw:text-style-name="P3" draw:layer="layout" svg:x1="22.6cm" svg:y1="6.6cm" svg:x2="20.6cm" svg:y2="9.6cm">
          <text:p/>
        </draw:line>
        <draw:frame draw:style-name="gr4" draw:text-style-name="P4" draw:layer="layout" svg:width="8cm" svg:height="1.521cm" svg:x="19.8cm" svg:y="1.781cm">
          <draw:text-box>
            <text:p><text:span text:style-name="T2">Efficient parallelism is complicate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9T19:13:34.710476985</dc:date>
    <dc:creator>steven </dc:creator>
    <meta:editing-duration>PT1H40M54S</meta:editing-duration>
    <meta:editing-cycles>14</meta:editing-cycles>
    <meta:generator>LibreOffice/5.0.3.2$Linux_X86_64 LibreOffice_project/00m0$Build-2</meta:generator>
    <meta:document-statistic meta:object-count="28"/>
  </office:meta>
</office:document-meta>
</file>